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libri" fo:font-size="12pt" style:font-size-asian="12pt" style:font-size-complex="12pt"/>
    </style:style>
    <style:style style:name="P2" style:family="paragraph" style:parent-style-name="Heading_20_1">
      <style:paragraph-properties fo:line-height="100%"/>
      <style:text-properties fo:font-variant="normal" fo:text-transform="none" fo:color="#333333" style:font-name="Calibri" fo:font-size="12pt" fo:letter-spacing="normal" fo:font-style="normal" fo:font-weight="bold" style:font-size-asian="12pt" style:font-size-complex="12pt"/>
    </style:style>
    <style:style style:name="P3" style:family="paragraph" style:parent-style-name="Heading_20_1">
      <style:paragraph-properties fo:margin-left="0cm" fo:margin-right="0cm" fo:margin-top="0.635cm" fo:margin-bottom="0.423cm" loext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Calibri" fo:font-size="12pt" fo:letter-spacing="normal" fo:font-style="normal" fo:font-weight="bold" style:font-size-asian="12pt" style:font-size-complex="12pt"/>
    </style:style>
    <style:style style:name="P4" style:family="paragraph" style:parent-style-name="Heading_20_1">
      <style:paragraph-properties fo:margin-left="0cm" fo:margin-right="0cm" fo:margin-top="0.635cm" fo:margin-bottom="0cm" loext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Calibri" fo:font-size="12pt" fo:letter-spacing="normal" fo:font-style="normal" fo:font-weight="bold" style:font-size-asian="12pt" style:font-size-complex="12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</style:style>
    <style:style style:name="P6" style:family="paragraph" style:parent-style-name="Preformatted_20_Text">
      <style:paragraph-properties fo:margin-top="0cm" fo:margin-bottom="0cm" loext:contextual-spacing="false" fo:line-height="100%" fo:orphans="2" fo:widows="2" fo:padding="0cm" fo:border="none"/>
    </style:style>
    <style:style style:name="T1" style:family="text">
      <style:text-properties fo:font-variant="normal" fo:text-transform="none" fo:color="#333333" style:font-name="Consolas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33333" style:font-name="Consolas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333333" style:font-name="Consolas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333333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fo:color="#333333" style:font-name="Calibri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333333" style:font-name="Calibri" fo:font-size="12pt" fo:letter-spacing="normal" fo:font-style="normal" fo:font-weight="normal" officeooo:rsid="0001255b" fo:background-color="transparent" loext:char-shading-value="0" style:font-size-asian="12pt" style:font-size-complex="12pt" loext:padding="0cm" loext:border="none"/>
    </style:style>
    <style:style style:name="T7" style:family="text">
      <style:text-properties officeooo:rsid="000125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age couverture</text:h>
      <text:h text:style-name="P3" text:outline-level="1"><text:bookmark text:name="user-content-remerciements-hill-muzy-miramond"/>Remerciements: Hill, Muzy, Miramond</text:h>
      <text:h text:style-name="P3" text:outline-level="1"><text:bookmark text:name="user-content-résuméabstract-1-page"/>Résumé /abstract (1 page)</text:h>
      <text:h text:style-name="P3" text:outline-level="1"><text:bookmark text:name="user-content-table-des-matières"/>Table des matières</text:h>
      <text:h text:style-name="P3" text:outline-level="1"><text:bookmark text:name="user-content-table-figureillustrations"/>Table figure/illustrations</text:h>
      <text:h text:style-name="P3" text:outline-level="1"><text:bookmark text:name="user-content-introduction-1-page"/>Introduction (1 page)</text:h>
      <text:p text:style-name="P5"><text:span text:style-name="Source_20_Text"><text:span text:style-name="T5">* Contexte global, </text:span></text:span><text:span text:style-name="Source_20_Text"><text:span text:style-name="T6">intérêt</text:span></text:span></text:p>
      <text:p text:style-name="P6"><text:span text:style-name="Source_20_Text"><text:span text:style-name="T5">* Sujet, limites</text:span></text:span></text:p>
      <text:p text:style-name="P6"><text:span text:style-name="Source_20_Text"><text:span text:style-name="T5">* Démarche prévue, plan rapport</text:span></text:span></text:p>
      <text:h text:style-name="P3" text:outline-level="1"><text:bookmark text:name="user-content-1-présentation-du-projet"/>1. Présentation du projet</text:h>
      <text:p text:style-name="P5"><text:span text:style-name="Source_20_Text"><text:span text:style-name="T5">* Contexte, HBP</text:span></text:span></text:p>
      <text:p text:style-name="P6"><text:span text:style-name="Source_20_Text"><text:span text:style-name="T5">* Sujet, objectifs</text:span></text:span></text:p>
      <text:p text:style-name="P6"><text:span text:style-name="Source_20_Text"><text:span text:style-name="T5">* Gantt, encadrement, organisation (réunions, répartition du travail, ...)</text:span></text:span></text:p>
      <text:h text:style-name="P3" text:outline-level="1"><text:bookmark text:name="user-content-2-comparaison"/>2. Comparaison <text:span text:style-name="T7">des deux plateformes</text:span></text:h>
      <text:p text:style-name="P5"><text:span text:style-name="Source_20_Text"><text:span text:style-name="T5">* Phase de documentation (SpiNNaker|Brainscale)</text:span></text:span></text:p>
      <text:p text:style-name="P6"><text:span text:style-name="Source_20_Text"><text:span text:style-name="T5">Beaucoup d'articles vs. quasi pas</text:span></text:span></text:p>
      <text:p text:style-name="P6"><text:span text:style-name="Source_20_Text"><text:span text:style-name="T5">Présenter les deux plateformes en détail : comparaison hardware, ...</text:span></text:span></text:p>
      <text:p text:style-name="P6"><text:span text:style-name="Source_20_Text"><text:span text:style-name="T5">* Premiers tests, simulations du hardware</text:span></text:span></text:p>
      <text:p text:style-name="P6"><text:span text:style-name="Source_20_Text"><text:span text:style-name="T5">SpiNNaker : Installation émulateur --&gt; échec, puis exécution en mode virtuel</text:span></text:span></text:p>
      <text:p text:style-name="P6"><text:span text:style-name="Source_20_Text"><text:span text:style-name="T5">Brainscale: échec de l'installation</text:span></text:span></text:p>
      <text:p text:style-name="P6"><text:span text:style-name="Source_20_Text"><text:span text:style-name="T5">* Focus sur SpiNNaker : tests en mode virtuel : permet de valider le code mais pas de résultats car exécution ne se fait pas vraiment.</text:span></text:span></text:p>
      <text:h text:style-name="P3" text:outline-level="1"><text:bookmark text:name="user-content-3-test-de-la-platforme-utilisation-résultats"/>3. Test de la plat<text:span text:style-name="T7">e</text:span>forme, utilisation, résultats.</text:h>
      <text:p text:style-name="P5"><text:span text:style-name="Source_20_Text"><text:span text:style-name="T5">* Création collab, demande accès ... (a pris du temps)</text:span></text:span></text:p>
      <text:p text:style-name="P6"><text:span text:style-name="Source_20_Text"><text:span text:style-name="T5">* Premiers tests</text:span></text:span></text:p>
      <text:p text:style-name="P6"><text:span text:style-name="Source_20_Text"><text:span text:style-name="T5">* ....</text:span></text:span></text:p>
      <text:p text:style-name="P6"><text:span text:style-name="Source_20_Text"><text:span text:style-name="T5">*Résultats obtenus</text:span></text:span></text:p>
      <text:h text:style-name="P3" text:outline-level="1"><text:bookmark text:name="user-content-conclusion"/><text:soft-page-break/>Conclusion</text:h>
      <text:h text:style-name="P3" text:outline-level="1"><text:bookmark text:name="user-content-bibliographie"/>Bibliographie</text:h>
      <text:h text:style-name="P4" text:outline-level="1"><text:bookmark text:name="user-content-lexique"/>Lexique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55:34.513000000</meta:creation-date>
    <dc:date>2017-02-06T17:57:36.796000000</dc:date>
    <meta:editing-duration>PT2M10S</meta:editing-duration>
    <meta:editing-cycles>1</meta:editing-cycles>
    <meta:document-statistic meta:table-count="0" meta:image-count="0" meta:object-count="0" meta:page-count="2" meta:paragraph-count="29" meta:word-count="149" meta:character-count="987" meta:non-whitespace-character-count="868"/>
    <meta:generator>LibreOffice/5.1.0.3$Windows_x86 LibreOffice_project/5e3e00a007d9b3b6efb6797a8b8e57b51ab1f737</meta:generator>
  </office:meta>
</office:document-meta>
</file>